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6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74cm"/>
    </style:style>
    <style:style style:name="co5" style:family="table-column">
      <style:table-column-properties fo:break-before="auto" style:column-width="3.404cm"/>
    </style:style>
    <style:style style:name="co6" style:family="table-column">
      <style:table-column-properties fo:break-before="auto" style:column-width="2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33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_3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3" table:default-cell-style-name="ce33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2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03" calcext:value-type="float">
            <text:p>255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78" calcext:value-type="float">
            <text:p>257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53" calcext:value-type="float">
            <text:p>257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62" calcext:value-type="float">
            <text:p>258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86" calcext:value-type="float">
            <text:p>256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43" calcext:value-type="float">
            <text:p>257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13" calcext:value-type="float">
            <text:p>257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61" calcext:value-type="float">
            <text:p>256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17" calcext:value-type="float">
            <text:p>259,1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78" calcext:value-type="float">
            <text:p>259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9" calcext:value-type="float">
            <text:p>259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95" calcext:value-type="float">
            <text:p>257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:.J35])" office:value-type="float" office:value="257.815833333333" calcext:value-type="float">
            <text:p>257,8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97" calcext:value-type="float">
            <text:p>258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12" calcext:value-type="float">
            <text:p>257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28" calcext:value-type="float">
            <text:p>259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52" calcext:value-type="float">
            <text:p>257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53" calcext:value-type="float">
            <text:p>258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31" calcext:value-type="float">
            <text:p>259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97" calcext:value-type="float">
            <text:p>258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67" calcext:value-type="float">
            <text:p>260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38" calcext:value-type="float">
            <text:p>262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15" calcext:value-type="float">
            <text:p>260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16" calcext:value-type="float">
            <text:p>259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8:.J71])" office:value-type="float" office:value="259.338333333333" calcext:value-type="float">
            <text:p>259,3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87" calcext:value-type="float">
            <text:p>263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31" calcext:value-type="float">
            <text:p>263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41" calcext:value-type="float">
            <text:p>264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07" calcext:value-type="float">
            <text:p>262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04" calcext:value-type="float">
            <text:p>264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95" calcext:value-type="float">
            <text:p>262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25" calcext:value-type="float">
            <text:p>261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3" calcext:value-type="float">
            <text:p>262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94" calcext:value-type="float">
            <text:p>260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92" calcext:value-type="float">
            <text:p>261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82" calcext:value-type="float">
            <text:p>261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4:.J107])" office:value-type="float" office:value="262.573333333333" calcext:value-type="float">
            <text:p>262,5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34" calcext:value-type="float">
            <text:p>266,3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01" calcext:value-type="float">
            <text:p>268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47" calcext:value-type="float">
            <text:p>267,4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13" calcext:value-type="float">
            <text:p>265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14" calcext:value-type="float">
            <text:p>271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25" calcext:value-type="float">
            <text:p>271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94" calcext:value-type="float">
            <text:p>270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2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2.08" calcext:value-type="float">
            <text:p>272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63" calcext:value-type="float">
            <text:p>270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3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3.15" calcext:value-type="float">
            <text:p>273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79" calcext:value-type="float">
            <text:p>269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46" calcext:value-type="float">
            <text:p>270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0:.J143])" office:value-type="float" office:value="269.699166666667" calcext:value-type="float">
            <text:p>269,7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85" calcext:value-type="float">
            <text:p>244,8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84" calcext:value-type="float">
            <text:p>251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79" calcext:value-type="float">
            <text:p>240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38" calcext:value-type="float">
            <text:p>246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07" calcext:value-type="float">
            <text:p>240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1" calcext:value-type="float">
            <text:p>244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65" calcext:value-type="float">
            <text:p>247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97" calcext:value-type="float">
            <text:p>242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04" calcext:value-type="float">
            <text:p>240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27" calcext:value-type="float">
            <text:p>242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92" calcext:value-type="float">
            <text:p>241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48" calcext:value-type="float">
            <text:p>247,4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46:.J179])" office:value-type="float" office:value="244.196666666667" calcext:value-type="float">
            <text:p>244,2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48" calcext:value-type="float">
            <text:p>249,4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06" calcext:value-type="float">
            <text:p>244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22" calcext:value-type="float">
            <text:p>248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86" calcext:value-type="float">
            <text:p>244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13" calcext:value-type="float">
            <text:p>250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51" calcext:value-type="float">
            <text:p>248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28" calcext:value-type="float">
            <text:p>240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56" calcext:value-type="float">
            <text:p>241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45" calcext:value-type="float">
            <text:p>250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44" calcext:value-type="float">
            <text:p>242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84" calcext:value-type="float">
            <text:p>248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94" calcext:value-type="float">
            <text:p>239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82:.J215])" office:value-type="float" office:value="245.730833333333" calcext:value-type="float">
            <text:p>245,7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44" calcext:value-type="float">
            <text:p>251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37" calcext:value-type="float">
            <text:p>241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6" calcext:value-type="float">
            <text:p>244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34" calcext:value-type="float">
            <text:p>243,3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55" calcext:value-type="float">
            <text:p>241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92" calcext:value-type="float">
            <text:p>244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04" calcext:value-type="float">
            <text:p>246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31" calcext:value-type="float">
            <text:p>246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69" calcext:value-type="float">
            <text:p>248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96" calcext:value-type="float">
            <text:p>244,9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78" calcext:value-type="float">
            <text:p>242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46" calcext:value-type="float">
            <text:p>250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18:.J251])" office:value-type="float" office:value="245.538333333333" calcext:value-type="float">
            <text:p>245,5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64" calcext:value-type="float">
            <text:p>245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85" calcext:value-type="float">
            <text:p>247,8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13" calcext:value-type="float">
            <text:p>247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85" calcext:value-type="float">
            <text:p>247,8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79" calcext:value-type="float">
            <text:p>250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68" calcext:value-type="float">
            <text:p>251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89" calcext:value-type="float">
            <text:p>251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55" calcext:value-type="float">
            <text:p>246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31" calcext:value-type="float">
            <text:p>252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73" calcext:value-type="float">
            <text:p>249,7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08" calcext:value-type="float">
            <text:p>261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08" calcext:value-type="float">
            <text:p>249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54:.J287])" office:value-type="float" office:value="250.131666666667" calcext:value-type="float">
            <text:p>250,1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36" calcext:value-type="float">
            <text:p>224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19" calcext:value-type="float">
            <text:p>219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73" calcext:value-type="float">
            <text:p>220,7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63" calcext:value-type="float">
            <text:p>216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16" calcext:value-type="float">
            <text:p>221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29" calcext:value-type="float">
            <text:p>220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9" calcext:value-type="float">
            <text:p>220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91" calcext:value-type="float">
            <text:p>219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04" calcext:value-type="float">
            <text:p>221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13" calcext:value-type="float">
            <text:p>223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6" calcext:value-type="float">
            <text:p>221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3" calcext:value-type="float">
            <text:p>222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90:.J323])" office:value-type="float" office:value="220.936666666667" calcext:value-type="float">
            <text:p>220,9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41" calcext:value-type="float">
            <text:p>220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45" calcext:value-type="float">
            <text:p>220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86" calcext:value-type="float">
            <text:p>219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39" calcext:value-type="float">
            <text:p>221,3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78" calcext:value-type="float">
            <text:p>221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22" calcext:value-type="float">
            <text:p>218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85" calcext:value-type="float">
            <text:p>216,8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41" calcext:value-type="float">
            <text:p>216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29" calcext:value-type="float">
            <text:p>219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65" calcext:value-type="float">
            <text:p>221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3" calcext:value-type="float">
            <text:p>217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99" calcext:value-type="float">
            <text:p>217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26:.J359])" office:value-type="float" office:value="219.3" calcext:value-type="float">
            <text:p>219,3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88" calcext:value-type="float">
            <text:p>220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7" calcext:value-type="float">
            <text:p>219,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25" calcext:value-type="float">
            <text:p>219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06" calcext:value-type="float">
            <text:p>219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87" calcext:value-type="float">
            <text:p>221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89" calcext:value-type="float">
            <text:p>220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36" calcext:value-type="float">
            <text:p>224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96" calcext:value-type="float">
            <text:p>220,9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68" calcext:value-type="float">
            <text:p>221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56" calcext:value-type="float">
            <text:p>220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9" calcext:value-type="float">
            <text:p>220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16" calcext:value-type="float">
            <text:p>222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62:.J395])" office:value-type="float" office:value="221.0225" calcext:value-type="float">
            <text:p>221,0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39" calcext:value-type="float">
            <text:p>224,3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38" calcext:value-type="float">
            <text:p>224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46" calcext:value-type="float">
            <text:p>224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32" calcext:value-type="float">
            <text:p>224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68" calcext:value-type="float">
            <text:p>225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82" calcext:value-type="float">
            <text:p>223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03" calcext:value-type="float">
            <text:p>226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31" calcext:value-type="float">
            <text:p>224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14" calcext:value-type="float">
            <text:p>224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13" calcext:value-type="float">
            <text:p>225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24" calcext:value-type="float">
            <text:p>227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28" calcext:value-type="float">
            <text:p>220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98:.J431])" office:value-type="float" office:value="224.515" calcext:value-type="float">
            <text:p>224,5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66" calcext:value-type="float">
            <text:p>195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42" calcext:value-type="float">
            <text:p>195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81" calcext:value-type="float">
            <text:p>197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27" calcext:value-type="float">
            <text:p>196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13" calcext:value-type="float">
            <text:p>196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06" calcext:value-type="float">
            <text:p>194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83" calcext:value-type="float">
            <text:p>194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67" calcext:value-type="float">
            <text:p>194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84" calcext:value-type="float">
            <text:p>200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49" calcext:value-type="float">
            <text:p>199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6" calcext:value-type="float">
            <text:p>200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31" calcext:value-type="float">
            <text:p>201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434:.J467])" office:value-type="float" office:value="197.2575" calcext:value-type="float">
            <text:p>197,2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56" calcext:value-type="float">
            <text:p>201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13" calcext:value-type="float">
            <text:p>201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91" calcext:value-type="float">
            <text:p>200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81" calcext:value-type="float">
            <text:p>200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35" calcext:value-type="float">
            <text:p>200,3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14" calcext:value-type="float">
            <text:p>201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52" calcext:value-type="float">
            <text:p>200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72" calcext:value-type="float">
            <text:p>199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52" calcext:value-type="float">
            <text:p>202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45" calcext:value-type="float">
            <text:p>200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34" calcext:value-type="float">
            <text:p>201,3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84" calcext:value-type="float">
            <text:p>200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470:.J503])" office:value-type="float" office:value="200.940833333333" calcext:value-type="float">
            <text:p>200,9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64" calcext:value-type="float">
            <text:p>196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3" calcext:value-type="float">
            <text:p>197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16" calcext:value-type="float">
            <text:p>197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82" calcext:value-type="float">
            <text:p>198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29" calcext:value-type="float">
            <text:p>197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2" calcext:value-type="float">
            <text:p>197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55" calcext:value-type="float">
            <text:p>197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97" calcext:value-type="float">
            <text:p>195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26" calcext:value-type="float">
            <text:p>197,2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04" calcext:value-type="float">
            <text:p>199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58" calcext:value-type="float">
            <text:p>198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01" calcext:value-type="float">
            <text:p>197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506:.J539])" office:value-type="float" office:value="197.485" calcext:value-type="float">
            <text:p>197,4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05" calcext:value-type="float">
            <text:p>199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53" calcext:value-type="float">
            <text:p>198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84" calcext:value-type="float">
            <text:p>202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68" calcext:value-type="float">
            <text:p>203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74" calcext:value-type="float">
            <text:p>202,7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49" calcext:value-type="float">
            <text:p>204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5" calcext:value-type="float">
            <text:p>201,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36" calcext:value-type="float">
            <text:p>203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44" calcext:value-type="float">
            <text:p>204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73" calcext:value-type="float">
            <text:p>203,7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44" calcext:value-type="float">
            <text:p>203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88" calcext:value-type="float">
            <text:p>202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542:.J575])" office:value-type="float" office:value="202.556666666667" calcext:value-type="float">
            <text:p>202,5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65" calcext:value-type="float">
            <text:p>180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33" calcext:value-type="float">
            <text:p>179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36" calcext:value-type="float">
            <text:p>179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11" calcext:value-type="float">
            <text:p>179,1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95" calcext:value-type="float">
            <text:p>179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46" calcext:value-type="float">
            <text:p>175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7" calcext:value-type="float">
            <text:p>169,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63" calcext:value-type="float">
            <text:p>170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01" calcext:value-type="float">
            <text:p>173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57" calcext:value-type="float">
            <text:p>171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21" calcext:value-type="float">
            <text:p>171,2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94" calcext:value-type="float">
            <text:p>170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578:.J611])" office:value-type="float" office:value="175.076666666667" calcext:value-type="float">
            <text:p>175,0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27" calcext:value-type="float">
            <text:p>169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68" calcext:value-type="float">
            <text:p>170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93" calcext:value-type="float">
            <text:p>171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11" calcext:value-type="float">
            <text:p>171,1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58" calcext:value-type="float">
            <text:p>171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75" calcext:value-type="float">
            <text:p>170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62" calcext:value-type="float">
            <text:p>170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09" calcext:value-type="float">
            <text:p>171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65" calcext:value-type="float">
            <text:p>170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1" calcext:value-type="float">
            <text:p>173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67" calcext:value-type="float">
            <text:p>178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88" calcext:value-type="float">
            <text:p>180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614:.J647])" office:value-type="float" office:value="172.5275" calcext:value-type="float">
            <text:p>172,5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22" calcext:value-type="float">
            <text:p>180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32" calcext:value-type="float">
            <text:p>180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68" calcext:value-type="float">
            <text:p>181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36" calcext:value-type="float">
            <text:p>180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58" calcext:value-type="float">
            <text:p>179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72" calcext:value-type="float">
            <text:p>180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36" calcext:value-type="float">
            <text:p>179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72" calcext:value-type="float">
            <text:p>180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81" calcext:value-type="float">
            <text:p>181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72" calcext:value-type="float">
            <text:p>183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37" calcext:value-type="float">
            <text:p>180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52" calcext:value-type="float">
            <text:p>180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650:.J683])" office:value-type="float" office:value="180.781666666667" calcext:value-type="float">
            <text:p>180,7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42" calcext:value-type="float">
            <text:p>181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74" calcext:value-type="float">
            <text:p>183,7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74" calcext:value-type="float">
            <text:p>173,7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37" calcext:value-type="float">
            <text:p>174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57" calcext:value-type="float">
            <text:p>172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95" calcext:value-type="float">
            <text:p>174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09" calcext:value-type="float">
            <text:p>172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06" calcext:value-type="float">
            <text:p>174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3" calcext:value-type="float">
            <text:p>173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45" calcext:value-type="float">
            <text:p>173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15" calcext:value-type="float">
            <text:p>172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66" calcext:value-type="float">
            <text:p>172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686:.J719])" office:value-type="float" office:value="174.875" calcext:value-type="float">
            <text:p>174,8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38" calcext:value-type="float">
            <text:p>147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41" calcext:value-type="float">
            <text:p>148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1" calcext:value-type="float">
            <text:p>147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67" calcext:value-type="float">
            <text:p>146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23" calcext:value-type="float">
            <text:p>148,2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58" calcext:value-type="float">
            <text:p>148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41" calcext:value-type="float">
            <text:p>147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26" calcext:value-type="float">
            <text:p>149,2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35" calcext:value-type="float">
            <text:p>159,3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87" calcext:value-type="float">
            <text:p>160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69" calcext:value-type="float">
            <text:p>158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32" calcext:value-type="float">
            <text:p>159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22:.J755])" office:value-type="float" office:value="151.7725" calcext:value-type="float">
            <text:p>151,7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39" calcext:value-type="float">
            <text:p>160,3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66" calcext:value-type="float">
            <text:p>159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8" calcext:value-type="float">
            <text:p>159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03" calcext:value-type="float">
            <text:p>160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8" calcext:value-type="float">
            <text:p>160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6" calcext:value-type="float">
            <text:p>159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49" calcext:value-type="float">
            <text:p>160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68" calcext:value-type="float">
            <text:p>160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8" calcext:value-type="float">
            <text:p>159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93" calcext:value-type="float">
            <text:p>159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43" calcext:value-type="float">
            <text:p>160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31" calcext:value-type="float">
            <text:p>159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58:.J791])" office:value-type="float" office:value="160.076666666667" calcext:value-type="float">
            <text:p>160,0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27" calcext:value-type="float">
            <text:p>159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6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6.72" calcext:value-type="float">
            <text:p>156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64" calcext:value-type="float">
            <text:p>146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04" calcext:value-type="float">
            <text:p>148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62" calcext:value-type="float">
            <text:p>147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01" calcext:value-type="float">
            <text:p>147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28" calcext:value-type="float">
            <text:p>148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52" calcext:value-type="float">
            <text:p>147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1" calcext:value-type="float">
            <text:p>148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94" calcext:value-type="float">
            <text:p>147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64" calcext:value-type="float">
            <text:p>147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75" calcext:value-type="float">
            <text:p>147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94:.J827])" office:value-type="float" office:value="149.3775" calcext:value-type="float">
            <text:p>149,3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49" calcext:value-type="float">
            <text:p>148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99" calcext:value-type="float">
            <text:p>148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07" calcext:value-type="float">
            <text:p>148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76" calcext:value-type="float">
            <text:p>148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53" calcext:value-type="float">
            <text:p>148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23" calcext:value-type="float">
            <text:p>147,2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31" calcext:value-type="float">
            <text:p>149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08" calcext:value-type="float">
            <text:p>148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55" calcext:value-type="float">
            <text:p>147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6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6.12" calcext:value-type="float">
            <text:p>156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18" calcext:value-type="float">
            <text:p>159,1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25" calcext:value-type="float">
            <text:p>160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830:.J863])" office:value-type="float" office:value="150.88" calcext:value-type="float">
            <text:p>150,8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35" calcext:value-type="float">
            <text:p>149,3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33" calcext:value-type="float">
            <text:p>150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43" calcext:value-type="float">
            <text:p>149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81" calcext:value-type="float">
            <text:p>149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13" calcext:value-type="float">
            <text:p>150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8" calcext:value-type="float">
            <text:p>149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27" calcext:value-type="float">
            <text:p>149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28" calcext:value-type="float">
            <text:p>150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91" calcext:value-type="float">
            <text:p>149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06" calcext:value-type="float">
            <text:p>150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87" calcext:value-type="float">
            <text:p>149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38" calcext:value-type="float">
            <text:p>150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866:.J899])" office:value-type="float" office:value="149.885" calcext:value-type="float">
            <text:p>149,8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38" calcext:value-type="float">
            <text:p>149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8" calcext:value-type="float">
            <text:p>149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05" calcext:value-type="float">
            <text:p>150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25" calcext:value-type="float">
            <text:p>149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09" calcext:value-type="float">
            <text:p>142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62" calcext:value-type="float">
            <text:p>139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43" calcext:value-type="float">
            <text:p>138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59" calcext:value-type="float">
            <text:p>138,5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06" calcext:value-type="float">
            <text:p>139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25" calcext:value-type="float">
            <text:p>139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63" calcext:value-type="float">
            <text:p>138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06" calcext:value-type="float">
            <text:p>139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902:.J935])" office:value-type="float" office:value="142.7675" calcext:value-type="float">
            <text:p>142,7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93" calcext:value-type="float">
            <text:p>138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83" calcext:value-type="float">
            <text:p>138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81" calcext:value-type="float">
            <text:p>138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02" calcext:value-type="float">
            <text:p>139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84" calcext:value-type="float">
            <text:p>138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43" calcext:value-type="float">
            <text:p>138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81" calcext:value-type="float">
            <text:p>138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06" calcext:value-type="float">
            <text:p>138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49" calcext:value-type="float">
            <text:p>139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51" calcext:value-type="float">
            <text:p>139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95" calcext:value-type="float">
            <text:p>138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86" calcext:value-type="float">
            <text:p>138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938:.J971])" office:value-type="float" office:value="138.878333333333" calcext:value-type="float">
            <text:p>138,8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9" calcext:value-type="float">
            <text:p>139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34" calcext:value-type="float">
            <text:p>150,3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68" calcext:value-type="float">
            <text:p>149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14" calcext:value-type="float">
            <text:p>149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2" calcext:value-type="float">
            <text:p>150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06" calcext:value-type="float">
            <text:p>150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75" calcext:value-type="float">
            <text:p>149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04" calcext:value-type="float">
            <text:p>149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29" calcext:value-type="float">
            <text:p>150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17" calcext:value-type="float">
            <text:p>150,1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36" calcext:value-type="float">
            <text:p>150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9" calcext:value-type="float">
            <text:p>149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974:.J1007])" office:value-type="float" office:value="149.068333333333" calcext:value-type="float">
            <text:p>149,0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6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6.28" calcext:value-type="float">
            <text:p>2276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0.31" calcext:value-type="float">
            <text:p>2220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96.55" calcext:value-type="float">
            <text:p>2296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2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2.7" calcext:value-type="float">
            <text:p>2232,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1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1.79" calcext:value-type="float">
            <text:p>2261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2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92.16" calcext:value-type="float">
            <text:p>2292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1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1.84" calcext:value-type="float">
            <text:p>2221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5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95.12" calcext:value-type="float">
            <text:p>2295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6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6.33" calcext:value-type="float">
            <text:p>2266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1.59" calcext:value-type="float">
            <text:p>2241,5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3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3.26" calcext:value-type="float">
            <text:p>2313,2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5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5.99" calcext:value-type="float">
            <text:p>2225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010:.J1043])" office:value-type="float" office:value="2261.99333333333" calcext:value-type="float">
            <text:p>2.261,9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6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6.99" calcext:value-type="float">
            <text:p>1636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3.16" calcext:value-type="float">
            <text:p>1663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6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6.59" calcext:value-type="float">
            <text:p>1626,5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7.17" calcext:value-type="float">
            <text:p>1607,1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6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6.16" calcext:value-type="float">
            <text:p>1646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7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7.13" calcext:value-type="float">
            <text:p>1657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1.29" calcext:value-type="float">
            <text:p>1621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1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1.43" calcext:value-type="float">
            <text:p>1611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9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9.59" calcext:value-type="float">
            <text:p>1669,5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9.15" calcext:value-type="float">
            <text:p>1639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2.79" calcext:value-type="float">
            <text:p>1622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3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3.04" calcext:value-type="float">
            <text:p>1643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046:.J1079])" office:value-type="float" office:value="1637.04083333333" calcext:value-type="float">
            <text:p>1.637,0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0.62" calcext:value-type="float">
            <text:p>1130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8.24" calcext:value-type="float">
            <text:p>1128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3.93" calcext:value-type="float">
            <text:p>1103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4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4.28" calcext:value-type="float">
            <text:p>1104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1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1.33" calcext:value-type="float">
            <text:p>1121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2.46" calcext:value-type="float">
            <text:p>1132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1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1.81" calcext:value-type="float">
            <text:p>1141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9.88" calcext:value-type="float">
            <text:p>1099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1.18" calcext:value-type="float">
            <text:p>1111,1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1.91" calcext:value-type="float">
            <text:p>1121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6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6.05" calcext:value-type="float">
            <text:p>1146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9.07" calcext:value-type="float">
            <text:p>1139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082:.J1115])" office:value-type="float" office:value="1123.39666666667" calcext:value-type="float">
            <text:p>1.123,4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6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6.78" calcext:value-type="float">
            <text:p>706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1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1.9" calcext:value-type="float">
            <text:p>701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3.49" calcext:value-type="float">
            <text:p>703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3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3.05" calcext:value-type="float">
            <text:p>703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2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2.12" calcext:value-type="float">
            <text:p>712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1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1.44" calcext:value-type="float">
            <text:p>721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5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5.51" calcext:value-type="float">
            <text:p>725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2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2.44" calcext:value-type="float">
            <text:p>722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2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2.55" calcext:value-type="float">
            <text:p>722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4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4.23" calcext:value-type="float">
            <text:p>704,2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7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7.99" calcext:value-type="float">
            <text:p>707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5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5.43" calcext:value-type="float">
            <text:p>705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18:.J1151])" office:value-type="float" office:value="711.410833333333" calcext:value-type="float">
            <text:p>711,4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6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6.76" calcext:value-type="float">
            <text:p>416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1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1.95" calcext:value-type="float">
            <text:p>421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2.25" calcext:value-type="float">
            <text:p>422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2.82" calcext:value-type="float">
            <text:p>422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2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2.19" calcext:value-type="float">
            <text:p>422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3.28" calcext:value-type="float">
            <text:p>423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6.55" calcext:value-type="float">
            <text:p>426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3.44" calcext:value-type="float">
            <text:p>423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5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5.51" calcext:value-type="float">
            <text:p>415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6.97" calcext:value-type="float">
            <text:p>416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5.5" calcext:value-type="float">
            <text:p>415,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3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3.27" calcext:value-type="float">
            <text:p>413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54:.J1187])" office:value-type="float" office:value="420.040833333333" calcext:value-type="float">
            <text:p>420,0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88" calcext:value-type="float">
            <text:p>232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03" calcext:value-type="float">
            <text:p>236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31" calcext:value-type="float">
            <text:p>239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99" calcext:value-type="float">
            <text:p>238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63" calcext:value-type="float">
            <text:p>235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78" calcext:value-type="float">
            <text:p>250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4" calcext:value-type="float">
            <text:p>240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42" calcext:value-type="float">
            <text:p>242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41" calcext:value-type="float">
            <text:p>238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98" calcext:value-type="float">
            <text:p>238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73" calcext:value-type="float">
            <text:p>236,7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42" calcext:value-type="float">
            <text:p>238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90:.J1223])" office:value-type="float" office:value="239.081666666667" calcext:value-type="float">
            <text:p>239,0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54" calcext:value-type="float">
            <text:p>170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22" calcext:value-type="float">
            <text:p>175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38" calcext:value-type="float">
            <text:p>175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31" calcext:value-type="float">
            <text:p>172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78" calcext:value-type="float">
            <text:p>175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04" calcext:value-type="float">
            <text:p>173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72" calcext:value-type="float">
            <text:p>170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79" calcext:value-type="float">
            <text:p>172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38" calcext:value-type="float">
            <text:p>170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3" calcext:value-type="float">
            <text:p>166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65" calcext:value-type="float">
            <text:p>168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8" calcext:value-type="float">
            <text:p>168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226:.J1259])" office:value-type="float" office:value="171.659166666667" calcext:value-type="float">
            <text:p>171,66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13cm" svg:y="0.1cm">
            <draw:object draw:notify-on-update-of-ranges="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31cm" svg:y="10.098cm">
            <draw:object draw:notify-on-update-of-ranges="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31cm" svg:y="20.1cm">
            <draw:object draw:notify-on-update-of-ranges="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8"/>
        <table:table-column table:style-name="co3" table:default-cell-style-name="ce16"/>
        <table:table-column table:style-name="co3" table:default-cell-style-name="ce24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Flocking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19" office:value-type="float" office:value="183.405833333333" calcext:value-type="float">
            <text:p>183,41</text:p>
          </table:table-cell>
          <table:table-cell table:style-name="ce19" office:value-type="float" office:value="149.07" calcext:value-type="float">
            <text:p>149,07</text:p>
          </table:table-cell>
          <table:table-cell table:style-name="ce19" office:value-type="float" office:value="138.88" calcext:value-type="float">
            <text:p>138,88</text:p>
          </table:table-cell>
          <table:table-cell table:style-name="ce19" office:value-type="float" office:value="142.77" calcext:value-type="float">
            <text:p>142,77</text:p>
          </table:table-cell>
          <table:table-cell table:style-name="ce26" office:value-type="float" office:value="149.89" calcext:value-type="float">
            <text:p>149,89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20" office:value-type="float" office:value="192.421666666667" calcext:value-type="float">
            <text:p>192,42</text:p>
          </table:table-cell>
          <table:table-cell table:style-name="ce20" office:value-type="float" office:value="150.88" calcext:value-type="float">
            <text:p>150,88</text:p>
          </table:table-cell>
          <table:table-cell table:style-name="ce20" office:value-type="float" office:value="149.38" calcext:value-type="float">
            <text:p>149,38</text:p>
          </table:table-cell>
          <table:table-cell table:style-name="ce20" office:value-type="float" office:value="160.08" calcext:value-type="float">
            <text:p>160,08</text:p>
          </table:table-cell>
          <table:table-cell table:style-name="ce27" office:value-type="float" office:value="151.77" calcext:value-type="float">
            <text:p>151,77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20" office:value-type="float" office:value="215.023333333333" calcext:value-type="float">
            <text:p>215,02</text:p>
          </table:table-cell>
          <table:table-cell table:style-name="ce20" office:value-type="float" office:value="174.88" calcext:value-type="float">
            <text:p>174,88</text:p>
          </table:table-cell>
          <table:table-cell table:style-name="ce20" office:value-type="float" office:value="180.78" calcext:value-type="float">
            <text:p>180,78</text:p>
          </table:table-cell>
          <table:table-cell table:style-name="ce20" office:value-type="float" office:value="172.53" calcext:value-type="float">
            <text:p>172,53</text:p>
          </table:table-cell>
          <table:table-cell table:style-name="ce27" office:value-type="float" office:value="175.08" calcext:value-type="float">
            <text:p>175,08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20" office:value-type="float" office:value="251.514166666667" calcext:value-type="float">
            <text:p>251,51</text:p>
          </table:table-cell>
          <table:table-cell table:style-name="ce20" office:value-type="float" office:value="202.56" calcext:value-type="float">
            <text:p>202,56</text:p>
          </table:table-cell>
          <table:table-cell table:style-name="ce20" office:value-type="float" office:value="197.49" calcext:value-type="float">
            <text:p>197,49</text:p>
          </table:table-cell>
          <table:table-cell table:style-name="ce20" office:value-type="float" office:value="200.94" calcext:value-type="float">
            <text:p>200,94</text:p>
          </table:table-cell>
          <table:table-cell table:style-name="ce27" office:value-type="float" office:value="197.26" calcext:value-type="float">
            <text:p>197,26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20" office:value-type="float" office:value="276.144166666667" calcext:value-type="float">
            <text:p>276,14</text:p>
          </table:table-cell>
          <table:table-cell table:style-name="ce20" office:value-type="float" office:value="224.52" calcext:value-type="float">
            <text:p>224,52</text:p>
          </table:table-cell>
          <table:table-cell table:style-name="ce20" office:value-type="float" office:value="221.02" calcext:value-type="float">
            <text:p>221,02</text:p>
          </table:table-cell>
          <table:table-cell table:style-name="ce20" office:value-type="float" office:value="219.3" calcext:value-type="float">
            <text:p>219,30</text:p>
          </table:table-cell>
          <table:table-cell table:style-name="ce27" office:value-type="float" office:value="220.94" calcext:value-type="float">
            <text:p>220,94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20" office:value-type="float" office:value="301.474166666667" calcext:value-type="float">
            <text:p>301,47</text:p>
          </table:table-cell>
          <table:table-cell table:style-name="ce20" office:value-type="float" office:value="250.13" calcext:value-type="float">
            <text:p>250,13</text:p>
          </table:table-cell>
          <table:table-cell table:style-name="ce20" office:value-type="float" office:value="245.54" calcext:value-type="float">
            <text:p>245,54</text:p>
          </table:table-cell>
          <table:table-cell table:style-name="ce20" office:value-type="float" office:value="245.73" calcext:value-type="float">
            <text:p>245,73</text:p>
          </table:table-cell>
          <table:table-cell table:style-name="ce27" office:value-type="float" office:value="244.2" calcext:value-type="float">
            <text:p>244,20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21" office:value-type="float" office:value="343.075833333333" calcext:value-type="float">
            <text:p>343,08</text:p>
          </table:table-cell>
          <table:table-cell table:style-name="ce21" office:value-type="float" office:value="269.7" calcext:value-type="float">
            <text:p>269,70</text:p>
          </table:table-cell>
          <table:table-cell table:style-name="ce21" office:value-type="float" office:value="262.57" calcext:value-type="float">
            <text:p>262,57</text:p>
          </table:table-cell>
          <table:table-cell table:style-name="ce21" office:value-type="float" office:value="259.34" calcext:value-type="float">
            <text:p>259,34</text:p>
          </table:table-cell>
          <table:table-cell table:style-name="ce28" office:value-type="float" office:value="257.82" calcext:value-type="float">
            <text:p>257,82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locking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257.82" calcext:value-type="float">
            <text:p>257,82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259.34" calcext:value-type="float">
            <text:p>259,34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62.57" calcext:value-type="float">
            <text:p>262,57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69.7" calcext:value-type="float">
            <text:p>269,70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44.2" calcext:value-type="float">
            <text:p>244,20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45.73" calcext:value-type="float">
            <text:p>245,7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45.54" calcext:value-type="float">
            <text:p>245,54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50.13" calcext:value-type="float">
            <text:p>250,13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220.94" calcext:value-type="float">
            <text:p>220,94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219.3" calcext:value-type="float">
            <text:p>219,30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221.02" calcext:value-type="float">
            <text:p>221,0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24.52" calcext:value-type="float">
            <text:p>224,52</text:p>
          </table:table-cell>
          <table:table-cell/>
          <table:table-cell table:style-name="ce2" office:value-type="string" calcext:value-type="string">
            <text:p>Flocking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97.26" calcext:value-type="float">
            <text:p>197,26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0.961617584579949" calcext:value-type="float">
            <text:p>0,96</text:p>
          </table:table-cell>
          <table:table-cell table:style-name="ce19" table:formula="of:=[.F26]/[.E2]" office:value-type="float" office:value="1.03217405913978" calcext:value-type="float">
            <text:p>1,03</text:p>
          </table:table-cell>
          <table:table-cell table:style-name="ce19" table:formula="of:=[.F26]/[.F2]" office:value-type="float" office:value="1.00405080432397" calcext:value-type="float">
            <text:p>1,00</text:p>
          </table:table-cell>
          <table:table-cell table:style-name="ce26" table:formula="of:=[.F26]/[.G2]" office:value-type="float" office:value="0.956356883937107" calcext:value-type="float">
            <text:p>0,9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200.94" calcext:value-type="float">
            <text:p>200,94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44722074938141" calcext:value-type="float">
            <text:p>1,45</text:p>
          </table:table-cell>
          <table:table-cell table:style-name="ce20" table:formula="of:=[.F27]/[.E3]" office:value-type="float" office:value="1.4617530236087" calcext:value-type="float">
            <text:p>1,46</text:p>
          </table:table-cell>
          <table:table-cell table:style-name="ce20" table:formula="of:=[.F27]/[.F3]" office:value-type="float" office:value="1.36404714309512" calcext:value-type="float">
            <text:p>1,36</text:p>
          </table:table-cell>
          <table:table-cell table:style-name="ce27" table:formula="of:=[.F27]/[.G3]" office:value-type="float" office:value="1.43873404932903" calcext:value-type="float">
            <text:p>1,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97.49" calcext:value-type="float">
            <text:p>197,49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27481701738335" calcext:value-type="float">
            <text:p>2,27</text:p>
          </table:table-cell>
          <table:table-cell table:style-name="ce20" table:formula="of:=[.F28]/[.E4]" office:value-type="float" office:value="2.20057528487665" calcext:value-type="float">
            <text:p>2,20</text:p>
          </table:table-cell>
          <table:table-cell table:style-name="ce20" table:formula="of:=[.F28]/[.F4]" office:value-type="float" office:value="2.30580188952646" calcext:value-type="float">
            <text:p>2,31</text:p>
          </table:table-cell>
          <table:table-cell table:style-name="ce27" table:formula="of:=[.F28]/[.G4]" office:value-type="float" office:value="2.27221841443911" calcext:value-type="float">
            <text:p>2,2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202.56" calcext:value-type="float">
            <text:p>202,56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43778798051606" calcext:value-type="float">
            <text:p>3,44</text:p>
          </table:table-cell>
          <table:table-cell table:style-name="ce20" table:formula="of:=[.F29]/[.E5]" office:value-type="float" office:value="3.5260435127517" calcext:value-type="float">
            <text:p>3,53</text:p>
          </table:table-cell>
          <table:table-cell table:style-name="ce20" table:formula="of:=[.F29]/[.F5]" office:value-type="float" office:value="3.46550379881225" calcext:value-type="float">
            <text:p>3,47</text:p>
          </table:table-cell>
          <table:table-cell table:style-name="ce27" table:formula="of:=[.F29]/[.G5]" office:value-type="float" office:value="3.53015478725202" calcext:value-type="float">
            <text:p>3,5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75.08" calcext:value-type="float">
            <text:p>175,08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4.9319214323891" calcext:value-type="float">
            <text:p>4,93</text:p>
          </table:table-cell>
          <table:table-cell table:style-name="ce20" table:formula="of:=[.F30]/[.E6]" office:value-type="float" office:value="5.01002171749163" calcext:value-type="float">
            <text:p>5,01</text:p>
          </table:table-cell>
          <table:table-cell table:style-name="ce20" table:formula="of:=[.F30]/[.F6]" office:value-type="float" office:value="5.04931600547196" calcext:value-type="float">
            <text:p>5,05</text:p>
          </table:table-cell>
          <table:table-cell table:style-name="ce27" table:formula="of:=[.F30]/[.G6]" office:value-type="float" office:value="5.01183579252286" calcext:value-type="float">
            <text:p>5,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72.53" calcext:value-type="float">
            <text:p>172,53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6.49692826396942" calcext:value-type="float">
            <text:p>6,50</text:p>
          </table:table-cell>
          <table:table-cell table:style-name="ce20" table:formula="of:=[.F31]/[.E7]" office:value-type="float" office:value="6.61837853981702" calcext:value-type="float">
            <text:p>6,62</text:p>
          </table:table-cell>
          <table:table-cell table:style-name="ce20" table:formula="of:=[.F31]/[.F7]" office:value-type="float" office:value="6.61326116740597" calcext:value-type="float">
            <text:p>6,61</text:p>
          </table:table-cell>
          <table:table-cell table:style-name="ce27" table:formula="of:=[.F31]/[.G7]" office:value-type="float" office:value="6.65469560469562" calcext:value-type="float">
            <text:p>6,6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80.78" calcext:value-type="float">
            <text:p>180,78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8.34228772710419" calcext:value-type="float">
            <text:p>8,34</text:p>
          </table:table-cell>
          <table:table-cell table:style-name="ce21" table:formula="of:=[.F32]/[.E8]" office:value-type="float" office:value="8.56881974330655" calcext:value-type="float">
            <text:p>8,57</text:p>
          </table:table-cell>
          <table:table-cell table:style-name="ce21" table:formula="of:=[.F32]/[.F8]" office:value-type="float" office:value="8.67554175985193" calcext:value-type="float">
            <text:p>8,68</text:p>
          </table:table-cell>
          <table:table-cell table:style-name="ce28" table:formula="of:=[.F32]/[.G8]" office:value-type="float" office:value="8.72668916298193" calcext:value-type="float">
            <text:p>8,7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74.88" calcext:value-type="float">
            <text:p>174,88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51.77" calcext:value-type="float">
            <text:p>151,77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60.08" calcext:value-type="float">
            <text:p>160,08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49.38" calcext:value-type="float">
            <text:p>149,38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50.88" calcext:value-type="float">
            <text:p>150,8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49.89" calcext:value-type="float">
            <text:p>14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42.77" calcext:value-type="float">
            <text:p>142,77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8.88" calcext:value-type="float">
            <text:p>138,8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49.07" calcext:value-type="float">
            <text:p>149,07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43.08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01.4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76.14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51.51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15.02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92.42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83.41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49.92" calcext:value-type="float">
            <text:p>2249,92</text:p>
          </table:table-cell>
          <table:table-cell/>
          <table:table-cell table:style-name="ce2" office:value-type="string" calcext:value-type="string">
            <text:p>Flocking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625.08" calcext:value-type="float">
            <text:p>1625,0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480808792289975" calcext:value-type="float">
            <text:p>0,48</text:p>
          </table:table-cell>
          <table:table-cell table:style-name="ce19" table:formula="of:=[.I26]/[.I49]" office:value-type="float" office:value="0.258043514784946" calcext:value-type="float">
            <text:p>0,26</text:p>
          </table:table-cell>
          <table:table-cell table:style-name="ce19" table:formula="of:=[.J26]/[.J49]" office:value-type="float" office:value="0.167341800720661" calcext:value-type="float">
            <text:p>0,17</text:p>
          </table:table-cell>
          <table:table-cell table:style-name="ce26" table:formula="of:=[.K26]/[.K49]" office:value-type="float" office:value="0.119544610492138" calcext:value-type="float">
            <text:p>0,1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107.32" calcext:value-type="float">
            <text:p>1107,32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723610374690705" calcext:value-type="float">
            <text:p>0,72</text:p>
          </table:table-cell>
          <table:table-cell table:style-name="ce20" table:formula="of:=[.I27]/[.I49]" office:value-type="float" office:value="0.365438255902174" calcext:value-type="float">
            <text:p>0,37</text:p>
          </table:table-cell>
          <table:table-cell table:style-name="ce20" table:formula="of:=[.J27]/[.J49]" office:value-type="float" office:value="0.227341190515854" calcext:value-type="float">
            <text:p>0,23</text:p>
          </table:table-cell>
          <table:table-cell table:style-name="ce27" table:formula="of:=[.K27]/[.K49]" office:value-type="float" office:value="0.179841756166129" calcext:value-type="float">
            <text:p>0,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96.36" calcext:value-type="float">
            <text:p>696,36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13740850869167" calcext:value-type="float">
            <text:p>1,14</text:p>
          </table:table-cell>
          <table:table-cell table:style-name="ce20" table:formula="of:=[.I28]/[.I49]" office:value-type="float" office:value="0.550143821219161" calcext:value-type="float">
            <text:p>0,55</text:p>
          </table:table-cell>
          <table:table-cell table:style-name="ce20" table:formula="of:=[.J28]/[.J49]" office:value-type="float" office:value="0.384300314921076" calcext:value-type="float">
            <text:p>0,38</text:p>
          </table:table-cell>
          <table:table-cell table:style-name="ce27" table:formula="of:=[.K28]/[.K49]" office:value-type="float" office:value="0.284027301804889" calcext:value-type="float">
            <text:p>0,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71889399025803" calcext:value-type="float">
            <text:p>1,72</text:p>
          </table:table-cell>
          <table:table-cell table:style-name="ce20" table:formula="of:=[.I29]/[.I49]" office:value-type="float" office:value="0.881510878187925" calcext:value-type="float">
            <text:p>0,88</text:p>
          </table:table-cell>
          <table:table-cell table:style-name="ce20" table:formula="of:=[.J29]/[.J49]" office:value-type="float" office:value="0.577583966468708" calcext:value-type="float">
            <text:p>0,58</text:p>
          </table:table-cell>
          <table:table-cell table:style-name="ce27" table:formula="of:=[.K29]/[.K49]" office:value-type="float" office:value="0.441269348406502" calcext:value-type="float">
            <text:p>0,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18.36" calcext:value-type="float">
            <text:p>218,36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46596071619455" calcext:value-type="float">
            <text:p>2,47</text:p>
          </table:table-cell>
          <table:table-cell table:style-name="ce20" table:formula="of:=[.I30]/[.I49]" office:value-type="float" office:value="1.25250542937291" calcext:value-type="float">
            <text:p>1,25</text:p>
          </table:table-cell>
          <table:table-cell table:style-name="ce20" table:formula="of:=[.J30]/[.J49]" office:value-type="float" office:value="0.841552667578659" calcext:value-type="float">
            <text:p>0,84</text:p>
          </table:table-cell>
          <table:table-cell table:style-name="ce27" table:formula="of:=[.K30]/[.K49]" office:value-type="float" office:value="0.626479474065357" calcext:value-type="float">
            <text:p>0,63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143.35" calcext:value-type="float">
            <text:p>143,35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24846413198471" calcext:value-type="float">
            <text:p>3,25</text:p>
          </table:table-cell>
          <table:table-cell table:style-name="ce20" table:formula="of:=[.I31]/[.I49]" office:value-type="float" office:value="1.65459463495425" calcext:value-type="float">
            <text:p>1,65</text:p>
          </table:table-cell>
          <table:table-cell table:style-name="ce20" table:formula="of:=[.J31]/[.J49]" office:value-type="float" office:value="1.10221019456766" calcext:value-type="float">
            <text:p>1,10</text:p>
          </table:table-cell>
          <table:table-cell table:style-name="ce27" table:formula="of:=[.K31]/[.K49]" office:value-type="float" office:value="0.831836950586952" calcext:value-type="float">
            <text:p>0,83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1711438635521" calcext:value-type="float">
            <text:p>4,17</text:p>
          </table:table-cell>
          <table:table-cell table:style-name="ce21" table:formula="of:=[.I32]/[.I49]" office:value-type="float" office:value="2.14220493582664" calcext:value-type="float">
            <text:p>2,14</text:p>
          </table:table-cell>
          <table:table-cell table:style-name="ce21" table:formula="of:=[.J32]/[.J49]" office:value-type="float" office:value="1.44592362664199" calcext:value-type="float">
            <text:p>1,45</text:p>
          </table:table-cell>
          <table:table-cell table:style-name="ce28" table:formula="of:=[.K32]/[.K49]" office:value-type="float" office:value="1.09083614537274" calcext:value-type="float">
            <text:p>1,09</text:p>
          </table:table-cell>
        </table:table-row>
      </table:table>
      <table:named-expressions/>
      <table:database-ranges>
        <table:database-range table:name="__Anonymous_Sheet_DB__0" table:target-range-address="output_FL_32.B1:output_FL_32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2:20:28.75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9T02:20:33.760000000</dc:date>
    <meta:editing-duration>PT7M28S</meta:editing-duration>
    <meta:editing-cycles>6</meta:editing-cycles>
    <meta:document-statistic meta:table-count="2" meta:cell-count="537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6cm" svg:y="0.316cm" chart:style-name="ch2">
          <text:p>Flocking 32 batches Performance</text:p>
        </chart:title>
        <chart:legend chart:legend-position="end" svg:x="14.525cm" svg:y="2.938cm" style:legend-expansion="high" chart:style-name="ch3"/>
        <chart:plot-area chart:style-name="ch4" table:cell-range-address="Graphics.A2:Graphics.G8 Graphics.B1:Graphics.G1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48333333333">
                <text:p>143.348333333333</text:p>
                <draw:g>
                  <svg:desc>Graphics.B2:Graphics.B8</svg:desc>
                </draw:g>
              </table:table-cell>
              <table:table-cell office:value-type="float" office:value="183.405833333333">
                <text:p>183.405833333333</text:p>
                <draw:g>
                  <svg:desc>Graphics.C2:Graphics.C8</svg:desc>
                </draw:g>
              </table:table-cell>
              <table:table-cell office:value-type="float" office:value="149.07">
                <text:p>149.07</text:p>
                <draw:g>
                  <svg:desc>Graphics.D2:Graphics.D8</svg:desc>
                </draw:g>
              </table:table-cell>
              <table:table-cell office:value-type="float" office:value="138.88">
                <text:p>138.88</text:p>
                <draw:g>
                  <svg:desc>Graphics.E2:Graphics.E8</svg:desc>
                </draw:g>
              </table:table-cell>
              <table:table-cell office:value-type="float" office:value="142.77">
                <text:p>142.77</text:p>
                <draw:g>
                  <svg:desc>Graphics.F2:Graphics.F8</svg:desc>
                </draw:g>
              </table:table-cell>
              <table:table-cell office:value-type="float" office:value="149.89">
                <text:p>149.89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56666666667">
                <text:p>218.356666666667</text:p>
              </table:table-cell>
              <table:table-cell office:value-type="float" office:value="192.421666666667">
                <text:p>192.421666666667</text:p>
              </table:table-cell>
              <table:table-cell office:value-type="float" office:value="150.88">
                <text:p>150.88</text:p>
              </table:table-cell>
              <table:table-cell office:value-type="float" office:value="149.38">
                <text:p>149.38</text:p>
              </table:table-cell>
              <table:table-cell office:value-type="float" office:value="160.08">
                <text:p>160.08</text:p>
              </table:table-cell>
              <table:table-cell office:value-type="float" office:value="151.77">
                <text:p>151.7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3333333333">
                <text:p>215.023333333333</text:p>
              </table:table-cell>
              <table:table-cell office:value-type="float" office:value="174.88">
                <text:p>174.88</text:p>
              </table:table-cell>
              <table:table-cell office:value-type="float" office:value="180.78">
                <text:p>180.78</text:p>
              </table:table-cell>
              <table:table-cell office:value-type="float" office:value="172.53">
                <text:p>172.53</text:p>
              </table:table-cell>
              <table:table-cell office:value-type="float" office:value="175.08">
                <text:p>175.0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58333333333">
                <text:p>696.358333333333</text:p>
              </table:table-cell>
              <table:table-cell office:value-type="float" office:value="251.514166666667">
                <text:p>251.514166666667</text:p>
              </table:table-cell>
              <table:table-cell office:value-type="float" office:value="202.56">
                <text:p>202.56</text:p>
              </table:table-cell>
              <table:table-cell office:value-type="float" office:value="197.49">
                <text:p>197.49</text:p>
              </table:table-cell>
              <table:table-cell office:value-type="float" office:value="200.94">
                <text:p>200.94</text:p>
              </table:table-cell>
              <table:table-cell office:value-type="float" office:value="197.26">
                <text:p>197.2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15">
                <text:p>1107.315</text:p>
              </table:table-cell>
              <table:table-cell office:value-type="float" office:value="276.144166666667">
                <text:p>276.144166666667</text:p>
              </table:table-cell>
              <table:table-cell office:value-type="float" office:value="224.52">
                <text:p>224.52</text:p>
              </table:table-cell>
              <table:table-cell office:value-type="float" office:value="221.02">
                <text:p>221.02</text:p>
              </table:table-cell>
              <table:table-cell office:value-type="float" office:value="219.3">
                <text:p>219.3</text:p>
              </table:table-cell>
              <table:table-cell office:value-type="float" office:value="220.94">
                <text:p>220.9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7666666667">
                <text:p>1625.07666666667</text:p>
              </table:table-cell>
              <table:table-cell office:value-type="float" office:value="301.474166666667">
                <text:p>301.474166666667</text:p>
              </table:table-cell>
              <table:table-cell office:value-type="float" office:value="250.13">
                <text:p>250.13</text:p>
              </table:table-cell>
              <table:table-cell office:value-type="float" office:value="245.54">
                <text:p>245.54</text:p>
              </table:table-cell>
              <table:table-cell office:value-type="float" office:value="245.73">
                <text:p>245.73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15">
                <text:p>2249.915</text:p>
              </table:table-cell>
              <table:table-cell office:value-type="float" office:value="343.075833333333">
                <text:p>343.075833333333</text:p>
              </table:table-cell>
              <table:table-cell office:value-type="float" office:value="269.7">
                <text:p>269.7</text:p>
              </table:table-cell>
              <table:table-cell office:value-type="float" office:value="262.57">
                <text:p>262.57</text:p>
              </table:table-cell>
              <table:table-cell office:value-type="float" office:value="259.34">
                <text:p>259.34</text:p>
              </table:table-cell>
              <table:table-cell office:value-type="float" office:value="257.82">
                <text:p>257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92cm" svg:y="0.316cm" chart:style-name="ch2">
          <text:p>Flocking 32 batches Gain</text:p>
        </chart:title>
        <chart:legend chart:legend-position="end" svg:x="15.054cm" svg:y="3.442cm" style:legend-expansion="high" chart:style-name="ch3"/>
        <chart:plot-area chart:style-name="ch4" table:cell-range-address="Graphics.E26:Graphics.E32 Graphics.H25:Graphics.K32" chart:data-source-has-labels="both" svg:x="1.321cm" svg:y="1.301cm" svg:width="13.413cm" svg:height="6.548cm">
          <chart:coordinate-region svg:x="1.953cm" svg:y="1.504cm" svg:width="12.781cm" svg:height="5.692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0.961617584579949">
                <text:p>0.961617584579949</text:p>
                <draw:g>
                  <svg:desc>Graphics.H26:Graphics.H32</svg:desc>
                </draw:g>
              </table:table-cell>
              <table:table-cell office:value-type="float" office:value="1.03217405913978">
                <text:p>1.03217405913978</text:p>
                <draw:g>
                  <svg:desc>Graphics.I26:Graphics.I32</svg:desc>
                </draw:g>
              </table:table-cell>
              <table:table-cell office:value-type="float" office:value="1.00405080432397">
                <text:p>1.00405080432397</text:p>
                <draw:g>
                  <svg:desc>Graphics.J26:Graphics.J32</svg:desc>
                </draw:g>
              </table:table-cell>
              <table:table-cell office:value-type="float" office:value="0.956356883937107">
                <text:p>0.956356883937107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44722074938141">
                <text:p>1.44722074938141</text:p>
              </table:table-cell>
              <table:table-cell office:value-type="float" office:value="1.4617530236087">
                <text:p>1.4617530236087</text:p>
              </table:table-cell>
              <table:table-cell office:value-type="float" office:value="1.36404714309512">
                <text:p>1.36404714309512</text:p>
              </table:table-cell>
              <table:table-cell office:value-type="float" office:value="1.43873404932903">
                <text:p>1.4387340493290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27481701738335">
                <text:p>2.27481701738335</text:p>
              </table:table-cell>
              <table:table-cell office:value-type="float" office:value="2.20057528487665">
                <text:p>2.20057528487665</text:p>
              </table:table-cell>
              <table:table-cell office:value-type="float" office:value="2.30580188952646">
                <text:p>2.30580188952646</text:p>
              </table:table-cell>
              <table:table-cell office:value-type="float" office:value="2.27221841443911">
                <text:p>2.2722184144391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43778798051606">
                <text:p>3.43778798051606</text:p>
              </table:table-cell>
              <table:table-cell office:value-type="float" office:value="3.5260435127517">
                <text:p>3.5260435127517</text:p>
              </table:table-cell>
              <table:table-cell office:value-type="float" office:value="3.46550379881225">
                <text:p>3.46550379881225</text:p>
              </table:table-cell>
              <table:table-cell office:value-type="float" office:value="3.53015478725202">
                <text:p>3.5301547872520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.9319214323891">
                <text:p>4.9319214323891</text:p>
              </table:table-cell>
              <table:table-cell office:value-type="float" office:value="5.01002171749163">
                <text:p>5.01002171749163</text:p>
              </table:table-cell>
              <table:table-cell office:value-type="float" office:value="5.04931600547196">
                <text:p>5.04931600547196</text:p>
              </table:table-cell>
              <table:table-cell office:value-type="float" office:value="5.01183579252286">
                <text:p>5.0118357925228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.49692826396942">
                <text:p>6.49692826396942</text:p>
              </table:table-cell>
              <table:table-cell office:value-type="float" office:value="6.61837853981702">
                <text:p>6.61837853981702</text:p>
              </table:table-cell>
              <table:table-cell office:value-type="float" office:value="6.61326116740597">
                <text:p>6.61326116740597</text:p>
              </table:table-cell>
              <table:table-cell office:value-type="float" office:value="6.65469560469562">
                <text:p>6.6546956046956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.34228772710419">
                <text:p>8.34228772710419</text:p>
              </table:table-cell>
              <table:table-cell office:value-type="float" office:value="8.56881974330655">
                <text:p>8.56881974330655</text:p>
              </table:table-cell>
              <table:table-cell office:value-type="float" office:value="8.67554175985193">
                <text:p>8.67554175985193</text:p>
              </table:table-cell>
              <table:table-cell office:value-type="float" office:value="8.72668916298193">
                <text:p>8.72668916298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Flocking 32 batches Efficiency</text:p>
        </chart:title>
        <chart:legend chart:legend-position="end" svg:x="15.054cm" svg:y="3.442cm" style:legend-expansion="high" chart:style-name="ch3"/>
        <chart:plot-area chart:style-name="ch4" table:cell-range-address="Graphics.E50:Graphics.E56 Graphics.H49:Graphics.K56" chart:data-source-has-labels="both" svg:x="1.321cm" svg:y="1.301cm" svg:width="13.413cm" svg:height="6.548cm">
          <chart:coordinate-region svg:x="2.059cm" svg:y="1.503cm" svg:width="12.675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480808792289975">
                <text:p>0.480808792289975</text:p>
                <draw:g>
                  <svg:desc>Graphics.H50:Graphics.H56</svg:desc>
                </draw:g>
              </table:table-cell>
              <table:table-cell office:value-type="float" office:value="0.258043514784946">
                <text:p>0.258043514784946</text:p>
                <draw:g>
                  <svg:desc>Graphics.I50:Graphics.I56</svg:desc>
                </draw:g>
              </table:table-cell>
              <table:table-cell office:value-type="float" office:value="0.167341800720661">
                <text:p>0.167341800720661</text:p>
                <draw:g>
                  <svg:desc>Graphics.J50:Graphics.J56</svg:desc>
                </draw:g>
              </table:table-cell>
              <table:table-cell office:value-type="float" office:value="0.119544610492138">
                <text:p>0.119544610492138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23610374690705">
                <text:p>0.723610374690705</text:p>
              </table:table-cell>
              <table:table-cell office:value-type="float" office:value="0.365438255902174">
                <text:p>0.365438255902174</text:p>
              </table:table-cell>
              <table:table-cell office:value-type="float" office:value="0.227341190515854">
                <text:p>0.227341190515854</text:p>
              </table:table-cell>
              <table:table-cell office:value-type="float" office:value="0.179841756166129">
                <text:p>0.17984175616612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13740850869167">
                <text:p>1.13740850869167</text:p>
              </table:table-cell>
              <table:table-cell office:value-type="float" office:value="0.550143821219161">
                <text:p>0.550143821219161</text:p>
              </table:table-cell>
              <table:table-cell office:value-type="float" office:value="0.384300314921076">
                <text:p>0.384300314921076</text:p>
              </table:table-cell>
              <table:table-cell office:value-type="float" office:value="0.284027301804889">
                <text:p>0.28402730180488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71889399025803">
                <text:p>1.71889399025803</text:p>
              </table:table-cell>
              <table:table-cell office:value-type="float" office:value="0.881510878187925">
                <text:p>0.881510878187925</text:p>
              </table:table-cell>
              <table:table-cell office:value-type="float" office:value="0.577583966468708">
                <text:p>0.577583966468708</text:p>
              </table:table-cell>
              <table:table-cell office:value-type="float" office:value="0.441269348406502">
                <text:p>0.44126934840650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46596071619455">
                <text:p>2.46596071619455</text:p>
              </table:table-cell>
              <table:table-cell office:value-type="float" office:value="1.25250542937291">
                <text:p>1.25250542937291</text:p>
              </table:table-cell>
              <table:table-cell office:value-type="float" office:value="0.841552667578659">
                <text:p>0.841552667578659</text:p>
              </table:table-cell>
              <table:table-cell office:value-type="float" office:value="0.626479474065357">
                <text:p>0.62647947406535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24846413198471">
                <text:p>3.24846413198471</text:p>
              </table:table-cell>
              <table:table-cell office:value-type="float" office:value="1.65459463495425">
                <text:p>1.65459463495425</text:p>
              </table:table-cell>
              <table:table-cell office:value-type="float" office:value="1.10221019456766">
                <text:p>1.10221019456766</text:p>
              </table:table-cell>
              <table:table-cell office:value-type="float" office:value="0.831836950586952">
                <text:p>0.83183695058695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1711438635521">
                <text:p>4.1711438635521</text:p>
              </table:table-cell>
              <table:table-cell office:value-type="float" office:value="2.14220493582664">
                <text:p>2.14220493582664</text:p>
              </table:table-cell>
              <table:table-cell office:value-type="float" office:value="1.44592362664199">
                <text:p>1.44592362664199</text:p>
              </table:table-cell>
              <table:table-cell office:value-type="float" office:value="1.09083614537274">
                <text:p>1.090836145372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